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e357" officeooo:paragraph-rsid="001233bf"/>
    </style:style>
    <style:style style:name="P2" style:family="paragraph" style:parent-style-name="Standard">
      <style:paragraph-properties fo:text-align="start" style:justify-single-word="false"/>
      <style:text-properties officeooo:rsid="0006e357" officeooo:paragraph-rsid="0006e357"/>
    </style:style>
    <style:style style:name="P3" style:family="paragraph" style:parent-style-name="Standard">
      <style:paragraph-properties fo:text-align="start" style:justify-single-word="false"/>
      <style:text-properties officeooo:rsid="0008aace" officeooo:paragraph-rsid="0008aace"/>
    </style:style>
    <style:style style:name="P4" style:family="paragraph" style:parent-style-name="Standard">
      <style:paragraph-properties fo:text-align="start" style:justify-single-word="false"/>
      <style:text-properties fo:font-size="8pt" officeooo:rsid="000d7bf5" officeooo:paragraph-rsid="001233bf" style:font-size-asian="7pt" style:font-size-complex="8pt"/>
    </style:style>
    <style:style style:name="P5" style:family="paragraph" style:parent-style-name="Standard">
      <style:paragraph-properties fo:text-align="center" style:justify-single-word="false"/>
      <style:text-properties fo:font-size="8pt" officeooo:rsid="001233bf" officeooo:paragraph-rsid="001233bf" style:font-size-asian="7pt" style:font-size-complex="8pt"/>
    </style:style>
    <style:style style:name="P6" style:family="paragraph" style:parent-style-name="Standard">
      <style:paragraph-properties fo:text-align="start" style:justify-single-word="false"/>
      <style:text-properties fo:font-size="8pt" officeooo:rsid="0013ea69" officeooo:paragraph-rsid="0014fa41" style:font-size-asian="7pt" style:font-size-complex="8pt"/>
    </style:style>
    <style:style style:name="P7" style:family="paragraph" style:parent-style-name="Standard">
      <style:paragraph-properties fo:text-align="start" style:justify-single-word="false"/>
      <style:text-properties fo:font-size="12pt" officeooo:rsid="000c5503" officeooo:paragraph-rsid="000c5503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1233bf" officeooo:paragraph-rsid="001233b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13ea69" officeooo:paragraph-rsid="0013ea69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14fa41" officeooo:paragraph-rsid="0014fa41" style:font-size-asian="10.5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12pt" officeooo:rsid="0013ae59" officeooo:paragraph-rsid="0013ae59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rsid="000be9a3" officeooo:paragraph-rsid="000b4e27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8pt" officeooo:rsid="000b4e27" officeooo:paragraph-rsid="000b4e27" style:font-size-asian="7pt" style:font-size-complex="8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8pt" officeooo:rsid="000c0bb1" officeooo:paragraph-rsid="000c0bb1" style:font-size-asian="7pt" style:font-size-complex="8pt"/>
    </style:style>
    <style:style style:name="P15" style:family="paragraph" style:parent-style-name="Standard" style:list-style-name="L1">
      <style:paragraph-properties fo:text-align="start" style:justify-single-word="false"/>
      <style:text-properties fo:font-size="8pt" officeooo:rsid="000c5503" officeooo:paragraph-rsid="000c5503" style:font-size-asian="7pt" style:font-size-complex="8pt"/>
    </style:style>
    <style:style style:name="P16" style:family="paragraph" style:parent-style-name="Standard" style:list-style-name="L2">
      <style:paragraph-properties fo:text-align="start" style:justify-single-word="false"/>
      <style:text-properties fo:font-size="8pt" officeooo:rsid="000c5503" officeooo:paragraph-rsid="000c5503" style:font-size-asian="7pt" style:font-size-complex="8pt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8pt" officeooo:rsid="001233bf" officeooo:paragraph-rsid="001233bf" style:font-size-asian="7pt" style:font-size-complex="8pt"/>
    </style:style>
    <style:style style:name="P18" style:family="paragraph" style:parent-style-name="Standard" style:list-style-name="L2">
      <style:paragraph-properties fo:text-align="start" style:justify-single-word="false"/>
      <style:text-properties fo:font-size="8pt" officeooo:rsid="001233bf" officeooo:paragraph-rsid="001233bf" style:font-size-asian="7pt" style:font-size-complex="8pt"/>
    </style:style>
    <style:style style:name="P19" style:family="paragraph" style:parent-style-name="Standard" style:list-style-name="L3">
      <style:paragraph-properties fo:text-align="start" style:justify-single-word="false"/>
      <style:text-properties fo:font-size="8pt" officeooo:rsid="001233bf" officeooo:paragraph-rsid="001233bf" style:font-size-asian="7pt" style:font-size-complex="8pt"/>
    </style:style>
    <style:style style:name="P20" style:family="paragraph" style:parent-style-name="Standard" style:list-style-name="L1">
      <style:paragraph-properties fo:text-align="start" style:justify-single-word="false"/>
      <style:text-properties fo:font-size="8pt" officeooo:rsid="0013ae59" officeooo:paragraph-rsid="0013ae59" style:font-size-asian="7pt" style:font-size-complex="8pt"/>
    </style:style>
    <style:style style:name="P21" style:family="paragraph" style:parent-style-name="Standard" style:list-style-name="L2">
      <style:paragraph-properties fo:text-align="start" style:justify-single-word="false"/>
      <style:text-properties fo:font-size="8pt" officeooo:rsid="000d7bf5" officeooo:paragraph-rsid="0010076a" style:font-size-asian="7pt" style:font-size-complex="8pt"/>
    </style:style>
    <style:style style:name="P22" style:family="paragraph" style:parent-style-name="Standard" style:list-style-name="L2">
      <style:paragraph-properties fo:text-align="start" style:justify-single-word="false"/>
      <style:text-properties fo:font-size="8pt" officeooo:rsid="0010fa82" officeooo:paragraph-rsid="001196fe" style:font-size-asian="7pt" style:font-size-complex="8pt"/>
    </style:style>
    <style:style style:name="P23" style:family="paragraph" style:parent-style-name="Standard" style:list-style-name="L4">
      <style:paragraph-properties fo:text-align="start" style:justify-single-word="false"/>
      <style:text-properties fo:font-size="8pt" officeooo:rsid="0013ea69" officeooo:paragraph-rsid="0013ea69" style:font-size-asian="7pt" style:font-size-complex="8pt"/>
    </style:style>
    <style:style style:name="P24" style:family="paragraph" style:parent-style-name="Standard" style:list-style-name="L4">
      <style:paragraph-properties fo:text-align="start" style:justify-single-word="false"/>
      <style:text-properties fo:font-size="8pt" officeooo:rsid="0013ea69" officeooo:paragraph-rsid="0014fa41" style:font-size-asian="7pt" style:font-size-complex="8pt"/>
    </style:style>
    <style:style style:name="P25" style:family="paragraph" style:parent-style-name="Standard" style:list-style-name="L5">
      <style:paragraph-properties fo:text-align="start" style:justify-single-word="false"/>
      <style:text-properties fo:font-size="8pt" officeooo:rsid="0014fa41" officeooo:paragraph-rsid="0014fa41" style:font-size-asian="7pt" style:font-size-complex="8pt"/>
    </style:style>
    <style:style style:name="T1" style:family="text">
      <style:text-properties officeooo:rsid="0008aace"/>
    </style:style>
    <style:style style:name="T2" style:family="text">
      <style:text-properties style:text-position="super 58%" officeooo:rsid="0008aace"/>
    </style:style>
    <style:style style:name="T3" style:family="text">
      <style:text-properties officeooo:rsid="000d7bf5"/>
    </style:style>
    <style:style style:name="T4" style:family="text">
      <style:text-properties officeooo:rsid="00132bfe"/>
    </style:style>
    <style:style style:name="T5" style:family="text">
      <style:text-properties officeooo:rsid="0014522f"/>
    </style:style>
    <style:style style:name="T6" style:family="text">
      <style:text-properties fo:font-size="12pt" officeooo:rsid="0014fa41" style:font-size-asian="10.5pt" style:font-size-complex="12pt"/>
    </style:style>
    <style:style style:name="T7" style:family="text">
      <style:text-properties fo:font-size="12pt" officeooo:rsid="0016d2b8" style:font-size-asian="10.5pt" style:font-size-complex="12pt"/>
    </style:style>
    <style:style style:name="T8" style:family="text">
      <style:text-properties officeooo:rsid="001b47b9"/>
    </style:style>
    <style:style style:name="T9" style:family="text">
      <style:text-properties officeooo:rsid="001d0a4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odel: M1</text:p>
      <text:p text:style-name="P1"><text:span text:style-name="T1">Date:29</text:span><text:span text:style-name="T2">th</text:span><text:span text:style-name="T1"> January,2017</text:span></text:p>
      <text:p text:style-name="P3"/>
      <text:p text:style-name="P12">Assumptions:</text:p>
      <text:list xml:id="list3116131025911913394" text:style-name="L1">
        <text:list-item>
          <text:p text:style-name="P13">A four way intersection is being considered.</text:p>
        </text:list-item>
        <text:list-item>
          <text:p text:style-name="P14">Individual cars and corresponding details are irrelevant.</text:p>
        </text:list-item>
        <text:list-item>
          <text:p text:style-name="P15">No overtaking is allowed, only a single lane of vehicle exists.</text:p>
        </text:list-item>
        <text:list-item>
          <text:p text:style-name="P17">Left bound <text:span text:style-name="T9">traffic</text:span> is not signal controlled.</text:p>
        </text:list-item>
        <text:list-item>
          <text:p text:style-name="P20">Simulation will be performed on macroscopic and microscopic levels.</text:p>
          <text:p text:style-name="P14"/>
        </text:list-item>
      </text:list>
      <text:p text:style-name="P7">Important parameters:</text:p>
      <text:list xml:id="list2478920310300887870" text:style-name="L2">
        <text:list-item>
          <text:p text:style-name="P16">Queue length <text:span text:style-name="T3">(Macroscopic)</text:span>: The total number of vehicles present in the lane.</text:p>
        </text:list-item>
        <text:list-item>
          <text:p text:style-name="P21">Average Delay (Microscopic): The average time taken by any car from when the vehicle enters the intersection till the vehicle exits.</text:p>
        </text:list-item>
        <text:list-item>
          <text:p text:style-name="P22">Number of vehicles exiting/phase cycle: How many number of vehicles exit the queue every phase?</text:p>
        </text:list-item>
        <text:list-item>
          <text:p text:style-name="P18">Signal logic: Whether the signal is pre-timed or dynamic? </text:p>
          <text:p text:style-name="P18"/>
        </text:list-item>
      </text:list>
      <text:p text:style-name="P4"/>
      <text:p text:style-name="P8">What <text:span text:style-name="T8">processes </text:span>will be modeled using distributions?</text:p>
      <text:list xml:id="list741091437402021793" text:style-name="L3">
        <text:list-item>
          <text:p text:style-name="P19">The arrival rate of vehicles from all direction.</text:p>
        </text:list-item>
        <text:list-item>
          <text:p text:style-name="P19">The percentage of vehicles going straight, left and right.</text:p>
        </text:list-item>
        <text:list-item>
          <text:p text:style-name="P19">The transit timings <text:span text:style-name="T4">of the vehicles</text:span>.</text:p>
        </text:list-item>
      </text:list>
      <text:p text:style-name="P5"/>
      <text:p text:style-name="P9">Translation:</text:p>
      <text:list xml:id="list3082638188037428942" text:style-name="L4">
        <text:list-item>
          <text:p text:style-name="P23">The model will be translated using 3 modules.</text:p>
        </text:list-item>
        <text:list-item>
          <text:p text:style-name="P23">M1(Macroscopic).py: Models and translates the macroscopic assumptions.</text:p>
        </text:list-item>
        <text:list-item>
          <text:p text:style-name="P23">M2(Microscopic).py: Models and translates the microscopic assumptions.</text:p>
        </text:list-item>
        <text:list-item>
          <text:p text:style-name="P24">DataGeneration.py: Generates the <text:span text:style-name="T5">data from different distributions to be consumed by the above models.</text:span></text:p>
        </text:list-item>
      </text:list>
      <text:p text:style-name="P10"/>
      <text:p text:style-name="P6"><text:span text:style-name="T6">Language and </text:span><text:span text:style-name="T7">M</text:span><text:span text:style-name="T6">odules:</text:span></text:p>
      <text:list xml:id="list8779008580166709242" text:style-name="L5">
        <text:list-item>
          <text:p text:style-name="P25">Python: Timer, Tkinter</text:p>
          <text:p text:style-name="P25"/>
        </text:list-item>
      </text:list>
      <text:p text:style-name="P11"/>
      <text:p text:style-name="P4"><text:s/></text:p>
      <text:list xml:id="list165835107579654" text:continue-list="list3116131025911913394" text:style-name="L1">
        <text:list-header>
          <text:p text:style-name="P13"/>
        </text:list-header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4T17:02:11.509318754</meta:creation-date>
    <dc:date>2017-02-05T16:58:34.271028240</dc:date>
    <meta:editing-duration>PT1H29M11S</meta:editing-duration>
    <meta:editing-cycles>22</meta:editing-cycles>
    <meta:generator>LibreOffice/5.1.4.2$Linux_X86_64 LibreOffice_project/10m0$Build-2</meta:generator>
    <meta:document-statistic meta:table-count="0" meta:image-count="0" meta:object-count="0" meta:page-count="1" meta:paragraph-count="29" meta:word-count="199" meta:character-count="1258" meta:non-whitespace-character-count="1102"/>
  </office:meta>
</office:document-meta>
</file>